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5.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draw:auto-grow-height="true" fo:min-height="18.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6cm" svg:x="1.401cm" svg:y="1.8cm" presentation:class="title" presentation:user-transformed="true">
          <draw:text-box>
            <text:p text:style-name="P1"><text:span text:style-name="T1">Introduction on HashMap</text:span></text:p>
          </draw:text-box>
        </draw:frame>
        <draw:frame presentation:style-name="pr2" draw:layer="layout" svg:width="25.199cm" svg:height="12.179cm" svg:x="1.201cm" svg:y="8.4cm" presentation:class="subtitle" presentation:user-transformed="true">
          <draw:text-box>
            <text:p/>
            <text:p/>
            <text:p/>
            <text:p/>
            <text:p/>
            <text:p/>
            <text:p>Anshuman Jha</text:p>
            <text:p>Trainee</text:p>
            <text:p>Teamware Solu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ashMap</text:p>
          </draw:text-box>
        </draw:frame>
        <draw:frame presentation:style-name="pr5" draw:layer="layout" svg:width="25.199cm" svg:height="12.179cm" svg:x="1.201cm" svg:y="7.021cm" presentation:class="outline" presentation:user-transformed="true">
          <draw:text-box>
            <text:list text:style-name="L3">
              <text:list-item>
                <text:p>Associative arrays </text:p>
              </text:list-item>
              <text:list-item>
                <text:p>Association of key and value pair</text:p>
              </text:list-item>
              <text:list-item>
                <text:p>Dynamic</text:p>
              </text:list-item>
              <text:list-item>
                <text:p>Array of nodes</text:p>
              </text:list-item>
              <text:list-item>
                <text:p>Size of <text:s/>table 2^n (by default n=4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ernal function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tructure of nades </text:p>
                <text:list>
                  <text:list-item>
                    <text:p><text:span text:style-name="T2">Node{</text:span></text:p>
                    <text:list>
                      <text:list-header>
                        <text:p><text:span text:style-name="T2">int hash;</text:span></text:p>
                        <text:p><text:span text:style-name="T2">K key;</text:span></text:p>
                        <text:p><text:span text:style-name="T2">V value;</text:span></text:p>
                        <text:p><text:span text:style-name="T2">Node&lt;K,V&gt;</text:span><text:span text:style-name="T2"><text:tab/></text:span><text:span text:style-name="T2">next; </text:span></text:p>
                      </text:list-header>
                    </text:list>
                  </text:list-item>
                  <text:list-item>
                    <text:p><text:span text:style-name="T2">}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ethods </text:p>
          </draw:text-box>
        </draw:frame>
        <draw:frame presentation:style-name="pr5" draw:layer="layout" svg:width="25.199cm" svg:height="14.686cm" svg:x="1.4cm" svg:y="4.914cm" presentation:class="outline" presentation:user-transformed="true">
          <draw:text-box>
            <text:list text:style-name="L3">
              <text:list-item>
                <text:p>HachCode() </text:p>
                <text:list>
                  <text:list-item>
                    <text:p>Public int hashCode( <text:s/>){</text:p>
                    <text:list>
                      <text:list-header>
                        <text:p>return int;</text:p>
                      </text:list-header>
                    </text:list>
                  </text:list-item>
                  <text:list-item>
                    <text:p>}</text:p>
                  </text:list-item>
                </text:list>
              </text:list-item>
              <text:list-item>
                <text:p>Equals( )</text:p>
                <text:list>
                  <text:list-item>
                    <text:p>Public boolean equals(Object obj){</text:p>
                    <text:list>
                      <text:list-header>
                        <text:p>//shalow check this==obj t .. obj.getClass()=this.getClass </text:p>
                        <text:p>//deep check obj.dataMember==this.dataMember</text:p>
                      </text:list-header>
                    </text:list>
                  </text:list-item>
                  <text:list-item>
                    <text:p>}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7" draw:text-style-name="P2" draw:layer="layout" svg:width="25.199cm" svg:height="18.6cm" svg:x="1.4cm" svg:y="3cm" presentation:class="subtitle" presentation:user-transformed="true">
          <draw:text-box>
            <text:list text:style-name="L2">
              <text:list-header>
                <text:p text:style-name="P2"/>
                <text:p text:style-name="P2"/>
              </text:list-header>
            </text:list>
          </draw:text-box>
        </draw:frame>
        <draw:frame presentation:style-name="pr5" draw:layer="layout" svg:width="25.199cm" svg:height="14.4cm" svg:x="1.4cm" svg:y="5.2cm" presentation:class="outline" presentation:user-transformed="true">
          <draw:text-box>
            <text:list text:style-name="L3">
              <text:list-item>
                <text:p>HashMap&lt;&gt; xyz = new HashMap&lt;&gt;();</text:p>
              </text:list-item>
              <text:list-item>
                <text:p>An array of node of size 2^4(16) is created </text:p>
              </text:list-item>
              <text:list-item>
                <text:p>Initialized to null</text:p>
              </text:list-item>
              <text:list-item>
                <text:p>Methods to insert and read elements from the map.</text:p>
              </text:list-item>
              <text:list-item>
                <text:p>Public static put(K,V)</text:p>
              </text:list-item>
              <text:list-item>
                <text:p>Public static V get(Object Key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18.6cm" svg:x="1.402cm" svg:y="1cm" presentation:class="outline" presentation:user-transformed="true">
          <draw:text-box>
            <text:list text:style-name="L3">
              <text:list-item>
                <text:p>Put(K,v)</text:p>
                <text:list>
                  <text:list-header>
                    <text:p>index := hash(k) &amp; (n-1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10101 <text:s/>&amp; <text:s/>01111</text:p>
                                <text:p>00101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  <text:list-item>
                <text:p>Note: null is allowed in hashMap and hash(null)=0</text:p>
              </text:list-item>
              <text:list-item>
                <text:p>V get(Object Key){</text:p>
                <text:list>
                  <text:list-header>
                    <text:p>index := hash(k) &amp; (n-1)</text:p>
                    <text:p>if hashCode is matched of the key and at index</text:p>
                    <text:list>
                      <text:list-header>
                        <text:p>using equals we compare values of key (state of key)</text:p>
                        <text:p>if true return value</text:p>
                        <text:p>next</text:p>
                      </text:list-header>
                    </text:list>
                    <text:p>next</text:p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Not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fter java 8</text:p>
                <text:list>
                  <text:list-item>
                    <text:p>If length of linked list increases by 8</text:p>
                  </text:list-item>
                  <text:list-item>
                    <text:p>Linked list is converted to balance BT</text:p>
                  </text:list-item>
                </text:list>
              </text:list-item>
              <text:list-item>
                <text:p>Based on hashCode the key is genereated</text:p>
              </text:list-item>
              <text:list-item>
                <text:p>If hachCode are same the BT is created using keys.</text:p>
              </text:list-item>
              <text:list-item>
                <text:p>Collision: if unequal object have same hashCode</text:p>
                <text:list>
                  <text:list-item>
                    <text:p>Handeled using</text:p>
                    <text:list>
                      <text:list-item>
                        <text:p>LinkedList</text:p>
                      </text:list-item>
                      <text:list-item>
                        <text:p>Balance B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1T09:47:46.275929405</meta:creation-date>
    <dc:date>2018-07-31T10:46:46.514615038</dc:date>
    <meta:editing-duration>PT13M18S</meta:editing-duration>
    <meta:editing-cycles>1</meta:editing-cycles>
    <meta:document-statistic meta:object-count="48"/>
    <meta:generator>LibreOffice/4.2.8.2$Linux_X86_64 LibreOffice_project/420m0$Build-2</meta:generator>
  </office:meta>
</office:document-meta>
</file>